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8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113">
      <style:table-cell-properties fo:background-color="#ffd7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ackground-color="#ffd7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20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1"/>
        <table:table-column table:style-name="co6" table:default-cell-style-name="ce11"/>
        <table:table-column table:style-name="co7" table:default-cell-style-name="ce15"/>
        <table:table-row table:style-name="ro1">
          <table:table-cell table:style-name="ce118" office:value-type="string" calcext:value-type="string" table:number-columns-spanned="7" table:number-rows-spanned="1">
            <text:p>JEFATURA DE POLICÍA DE MONTEVIDEO.</text:p>
          </table:table-cell>
          <table:covered-table-cell table:style-name="ce130"/>
          <table:covered-table-cell table:number-columns-repeated="5"/>
        </table:table-row>
        <table:table-row table:style-name="ro2">
          <table:table-cell table:style-name="ce118" office:value-type="string" calcext:value-type="string" table:number-columns-spanned="7" table:number-rows-spanned="1">
            <text:p>DIRECCIÓN DE TESORERÍA.</text:p>
          </table:table-cell>
          <table:covered-table-cell table:style-name="ce130"/>
          <table:covered-table-cell table:number-columns-repeated="5"/>
        </table:table-row>
        <table:table-row table:style-name="ro3">
          <table:table-cell table:style-name="ce119" office:value-type="string" calcext:value-type="string" table:number-columns-spanned="7" table:number-rows-spanned="1">
            <text:p>CERTIFICADOS DE RESIDENCIA ENTREGADOS POR SECRETARIA GENERAL</text:p>
          </table:table-cell>
          <table:covered-table-cell table:style-name="ce131"/>
          <table:covered-table-cell table:style-name="ce144"/>
          <table:covered-table-cell table:number-columns-repeated="3"/>
          <table:covered-table-cell table:style-name="ce180"/>
        </table:table-row>
        <table:table-row table:style-name="ro4">
          <table:table-cell table:number-columns-repeated="4"/>
          <table:table-cell table:style-name="ce12" table:number-columns-spanned="3" table:number-rows-spanned="1"/>
          <table:covered-table-cell table:style-name="ce12"/>
          <table:covered-table-cell table:style-name="ce181" office:value-type="string" calcext:value-type="string">
            <text:p>MAYO</text:p>
          </table:covered-table-cell>
        </table:table-row>
        <table:table-row table:style-name="ro5">
          <table:table-cell table:style-name="ce121" office:value-type="string" calcext:value-type="string">
            <text:p>FECHA</text:p>
          </table:table-cell>
          <table:table-cell table:style-name="ce134" office:value-type="string" calcext:value-type="string">
            <text:p>NOMBRE Y APELLIDO</text:p>
          </table:table-cell>
          <table:table-cell table:style-name="ce134" office:value-type="string" calcext:value-type="string">
            <text:p>Nro.C.I.</text:p>
          </table:table-cell>
          <table:table-cell table:style-name="ce145" office:value-type="string" calcext:value-type="string">
            <text:p>Nro.RECIBO</text:p>
          </table:table-cell>
          <table:table-cell table:style-name="ce151" office:value-type="string" calcext:value-type="string">
            <text:p>FECHA DE</text:p>
            <text:p>ENTREGA</text:p>
          </table:table-cell>
          <table:table-cell table:style-name="ce151" office:value-type="string" calcext:value-type="string">
            <text:p>QUIÉN RETIRA</text:p>
          </table:table-cell>
          <table:table-cell table:style-name="ce182" office:value-type="string" calcext:value-type="string">
            <text:p>FECHA DEV.SECRETARIA</text:p>
          </table:table-cell>
        </table:table-row>
        <table:table-row table:style-name="ro6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ALBERTO CORREA</text:p>
          </table:table-cell>
          <table:table-cell office:value-type="float" office:value="61682332" calcext:value-type="float">
            <text:p>61682332</text:p>
          </table:table-cell>
          <table:table-cell office:value-type="float" office:value="108218" calcext:value-type="float">
            <text:p>108218</text:p>
          </table:table-cell>
          <table:table-cell table:style-name="ce174" office:value-type="date" office:date-value="2025-10-17" calcext:value-type="date">
            <text:p>17/10/25</text:p>
          </table:table-cell>
          <table:table-cell office:value-type="string" calcext:value-type="string">
            <text:p>ALBERTO CORREA</text:p>
          </table:table-cell>
          <table:table-cell/>
        </table:table-row>
        <table:table-row table:style-name="ro6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JENNIFER GALINDO</text:p>
          </table:table-cell>
          <table:table-cell office:value-type="float" office:value="61921897" calcext:value-type="float">
            <text:p>61921897</text:p>
          </table:table-cell>
          <table:table-cell office:value-type="float" office:value="108219" calcext:value-type="float">
            <text:p>108219</text:p>
          </table:table-cell>
          <table:table-cell table:style-name="ce174" office:value-type="date" office:date-value="2025-10-17" calcext:value-type="date">
            <text:p>17/10/25</text:p>
          </table:table-cell>
          <table:table-cell office:value-type="string" calcext:value-type="string">
            <text:p>JENNIFER GALINDO</text:p>
          </table:table-cell>
          <table:table-cell/>
        </table:table-row>
        <table:table-row table:style-name="ro6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CLAUDA GUEVARA</text:p>
          </table:table-cell>
          <table:table-cell office:value-type="float" office:value="64405232" calcext:value-type="float">
            <text:p>64405232</text:p>
          </table:table-cell>
          <table:table-cell office:value-type="float" office:value="108215" calcext:value-type="float">
            <text:p>108215</text:p>
          </table:table-cell>
          <table:table-cell table:style-name="ce174" office:value-type="date" office:date-value="2025-10-16" calcext:value-type="date">
            <text:p>16/10/25</text:p>
          </table:table-cell>
          <table:table-cell office:value-type="string" calcext:value-type="string">
            <text:p>Claudia GUEVARA</text:p>
          </table:table-cell>
          <table:table-cell/>
        </table:table-row>
        <table:table-row table:style-name="ro6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ELIZABETH FIGUERA</text:p>
          </table:table-cell>
          <table:table-cell office:value-type="float" office:value="64296734" calcext:value-type="float">
            <text:p>64296734</text:p>
          </table:table-cell>
          <table:table-cell table:number-columns-repeated="3" office:value-type="string" calcext:value-type="string">
            <text:p>SE DEV</text:p>
          </table:table-cell>
          <table:table-cell table:style-name="ce184" office:value-type="date" office:date-value="2025-10-16" calcext:value-type="date">
            <text:p>16/10/25</text:p>
          </table:table-cell>
        </table:table-row>
        <table:table-row table:style-name="ro6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MARATA JURADO</text:p>
          </table:table-cell>
          <table:table-cell office:value-type="float" office:value="292177351" calcext:value-type="float">
            <text:p>292177351</text:p>
          </table:table-cell>
          <table:table-cell office:value-type="float" office:value="108216" calcext:value-type="float">
            <text:p>108216</text:p>
          </table:table-cell>
          <table:table-cell table:style-name="ce174" office:value-type="date" office:date-value="2025-10-16" calcext:value-type="date">
            <text:p>16/10/25</text:p>
          </table:table-cell>
          <table:table-cell office:value-type="string" calcext:value-type="string">
            <text:p>MARTA JURADO </text:p>
          </table:table-cell>
          <table:table-cell/>
        </table:table-row>
        <table:table-row table:style-name="ro6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ARNAUD GAZANIOL</text:p>
          </table:table-cell>
          <table:table-cell office:value-type="string" calcext:value-type="string">
            <text:p>4321968-8</text:p>
          </table:table-cell>
          <table:table-cell office:value-type="float" office:value="108221" calcext:value-type="float">
            <text:p>108221</text:p>
          </table:table-cell>
          <table:table-cell table:style-name="ce174" office:value-type="date" office:date-value="2025-10-20" calcext:value-type="date">
            <text:p>20/10/25</text:p>
          </table:table-cell>
          <table:table-cell office:value-type="string" calcext:value-type="string">
            <text:p>ARNAUD GAZARANIOL</text:p>
          </table:table-cell>
          <table:table-cell/>
        </table:table-row>
        <table:table-row table:style-name="ro6">
          <table:table-cell office:value-type="date" office:date-value="2025-10-17" calcext:value-type="date">
            <text:p>17/10/2025</text:p>
          </table:table-cell>
          <table:table-cell office:value-type="string" calcext:value-type="string">
            <text:p>FLAVIA OJEDA</text:p>
          </table:table-cell>
          <table:table-cell office:value-type="float" office:value="54852859" calcext:value-type="float">
            <text:p>54852859</text:p>
          </table:table-cell>
          <table:table-cell office:value-type="float" office:value="108220" calcext:value-type="float">
            <text:p>108220</text:p>
          </table:table-cell>
          <table:table-cell table:style-name="ce174" office:value-type="date" office:date-value="2025-10-17" calcext:value-type="date">
            <text:p>17/10/25</text:p>
          </table:table-cell>
          <table:table-cell office:value-type="string" calcext:value-type="string">
            <text:p>FLAVIA OJEDA</text:p>
          </table:table-cell>
          <table:table-cell/>
        </table:table-row>
        <table:table-row table:style-name="ro6">
          <table:table-cell office:value-type="date" office:date-value="2025-10-20" calcext:value-type="date">
            <text:p>20/10/2025</text:p>
          </table:table-cell>
          <table:table-cell office:value-type="string" calcext:value-type="string">
            <text:p>YESSIKA RIERA</text:p>
          </table:table-cell>
          <table:table-cell office:value-type="float" office:value="3863424261" calcext:value-type="float">
            <text:p>3863424261</text:p>
          </table:table-cell>
          <table:table-cell table:number-columns-repeated="4"/>
        </table:table-row>
        <table:table-row table:style-name="ro6">
          <table:table-cell office:value-type="date" office:date-value="2025-10-20" calcext:value-type="date">
            <text:p>20/10/2025</text:p>
          </table:table-cell>
          <table:table-cell office:value-type="string" calcext:value-type="string">
            <text:p>KATHERINA FERNANDES</text:p>
          </table:table-cell>
          <table:table-cell office:value-type="float" office:value="66928511" calcext:value-type="float">
            <text:p>66928511</text:p>
          </table:table-cell>
          <table:table-cell table:number-columns-repeated="4"/>
        </table:table-row>
        <table:table-row table:style-name="ro6">
          <table:table-cell office:value-type="date" office:date-value="2025-10-20" calcext:value-type="date">
            <text:p>20/10/2025</text:p>
          </table:table-cell>
          <table:table-cell office:value-type="string" calcext:value-type="string">
            <text:p>ZULAY CARRILLO</text:p>
          </table:table-cell>
          <table:table-cell office:value-type="float" office:value="3863815997" calcext:value-type="float">
            <text:p>3863815997</text:p>
          </table:table-cell>
          <table:table-cell table:number-columns-repeated="4"/>
        </table:table-row>
        <table:table-row table:style-name="ro6">
          <table:table-cell office:value-type="date" office:date-value="2025-10-20" calcext:value-type="date">
            <text:p>20/10/2025</text:p>
          </table:table-cell>
          <table:table-cell office:value-type="string" calcext:value-type="string">
            <text:p>JULIEDY GUILLEN</text:p>
          </table:table-cell>
          <table:table-cell office:value-type="float" office:value="62096744" calcext:value-type="float">
            <text:p>62096744</text:p>
          </table:table-cell>
          <table:table-cell office:value-type="float" office:value="108332" calcext:value-type="float">
            <text:p>108332</text:p>
          </table:table-cell>
          <table:table-cell table:style-name="ce174" office:value-type="date" office:date-value="2025-10-29" calcext:value-type="date">
            <text:p>29/10/25</text:p>
          </table:table-cell>
          <table:table-cell table:style-name="ce132" office:value-type="string" calcext:value-type="string">
            <text:p>JULIEDY GUILLEN</text:p>
          </table:table-cell>
          <table:table-cell/>
        </table:table-row>
        <table:table-row table:style-name="ro6">
          <table:table-cell office:value-type="date" office:date-value="2025-10-20" calcext:value-type="date">
            <text:p>20/10/2025</text:p>
          </table:table-cell>
          <table:table-cell office:value-type="string" calcext:value-type="string">
            <text:p>JULIEDY GUILLEN</text:p>
          </table:table-cell>
          <table:table-cell office:value-type="float" office:value="62096744" calcext:value-type="float">
            <text:p>62096744</text:p>
          </table:table-cell>
          <table:table-cell office:value-type="float" office:value="108333" calcext:value-type="float">
            <text:p>108333</text:p>
          </table:table-cell>
          <table:table-cell table:style-name="ce174" office:value-type="date" office:date-value="2025-10-29" calcext:value-type="date">
            <text:p>29/10/25</text:p>
          </table:table-cell>
          <table:table-cell table:style-name="ce132" office:value-type="string" calcext:value-type="string">
            <text:p>JULIEDY GUILLEN</text:p>
          </table:table-cell>
          <table:table-cell/>
        </table:table-row>
        <table:table-row table:style-name="ro6">
          <table:table-cell office:value-type="date" office:date-value="2025-10-20" calcext:value-type="date">
            <text:p>20/10/2025</text:p>
          </table:table-cell>
          <table:table-cell office:value-type="string" calcext:value-type="string">
            <text:p>WILMER COLINA</text:p>
          </table:table-cell>
          <table:table-cell office:value-type="float" office:value="62995293" calcext:value-type="float">
            <text:p>62995293</text:p>
          </table:table-cell>
          <table:table-cell table:number-columns-repeated="4"/>
        </table:table-row>
        <table:table-row table:style-name="ro6">
          <table:table-cell office:value-type="date" office:date-value="2025-10-20" calcext:value-type="date">
            <text:p>20/10/2025</text:p>
          </table:table-cell>
          <table:table-cell office:value-type="string" calcext:value-type="string">
            <text:p>SONSHIRE GIL</text:p>
          </table:table-cell>
          <table:table-cell office:value-type="float" office:value="63892080" calcext:value-type="float">
            <text:p>63892080</text:p>
          </table:table-cell>
          <table:table-cell table:number-columns-repeated="4"/>
        </table:table-row>
        <table:table-row table:style-name="ro6">
          <table:table-cell office:value-type="date" office:date-value="2025-10-20" calcext:value-type="date">
            <text:p>20/10/2025</text:p>
          </table:table-cell>
          <table:table-cell office:value-type="string" calcext:value-type="string">
            <text:p>NEREIDA LOPEZ</text:p>
          </table:table-cell>
          <table:table-cell office:value-type="float" office:value="62992122" calcext:value-type="float">
            <text:p>62992122</text:p>
          </table:table-cell>
          <table:table-cell table:number-columns-repeated="4"/>
        </table:table-row>
        <table:table-row table:style-name="ro6">
          <table:table-cell office:value-type="date" office:date-value="2025-10-22" calcext:value-type="date">
            <text:p>22/10/2025</text:p>
          </table:table-cell>
          <table:table-cell office:value-type="string" calcext:value-type="string">
            <text:p>BRYAM SANCHEZ</text:p>
          </table:table-cell>
          <table:table-cell office:value-type="string" calcext:value-type="string">
            <text:p>NO TIENE</text:p>
          </table:table-cell>
          <table:table-cell office:value-type="float" office:value="108326" calcext:value-type="float">
            <text:p>108326</text:p>
          </table:table-cell>
          <table:table-cell table:style-name="ce174" office:value-type="date" office:date-value="2025-10-23" calcext:value-type="date">
            <text:p>23/10/25</text:p>
          </table:table-cell>
          <table:table-cell office:value-type="string" calcext:value-type="string">
            <text:p>BRYAM SÁNCHEZ (097702709)</text:p>
          </table:table-cell>
          <table:table-cell/>
        </table:table-row>
        <table:table-row table:style-name="ro6">
          <table:table-cell office:value-type="date" office:date-value="2025-10-22" calcext:value-type="date">
            <text:p>22/10/2025</text:p>
          </table:table-cell>
          <table:table-cell office:value-type="string" calcext:value-type="string">
            <text:p>ELISA VALLEJOS</text:p>
          </table:table-cell>
          <table:table-cell office:value-type="string" calcext:value-type="string">
            <text:p>NO TIENE</text:p>
          </table:table-cell>
          <table:table-cell office:value-type="float" office:value="108225" calcext:value-type="float">
            <text:p>108225</text:p>
          </table:table-cell>
          <table:table-cell table:style-name="ce174" office:value-type="date" office:date-value="2025-10-23" calcext:value-type="date">
            <text:p>23/10/25</text:p>
          </table:table-cell>
          <table:table-cell office:value-type="string" calcext:value-type="string">
            <text:p>ELISA VALLEJOS (097702709)</text:p>
          </table:table-cell>
          <table:table-cell/>
        </table:table-row>
        <table:table-row table:style-name="ro6">
          <table:table-cell office:value-type="date" office:date-value="2025-10-22" calcext:value-type="date">
            <text:p>22/10/2025</text:p>
          </table:table-cell>
          <table:table-cell office:value-type="string" calcext:value-type="string">
            <text:p>ELIZABETH FIGUERA</text:p>
          </table:table-cell>
          <table:table-cell office:value-type="float" office:value="64296734" calcext:value-type="float">
            <text:p>64296734</text:p>
          </table:table-cell>
          <table:table-cell office:value-type="float" office:value="108224" calcext:value-type="float">
            <text:p>108224</text:p>
          </table:table-cell>
          <table:table-cell table:style-name="ce174" office:value-type="date" office:date-value="2025-10-23" calcext:value-type="date">
            <text:p>23/10/25</text:p>
          </table:table-cell>
          <table:table-cell office:value-type="string" calcext:value-type="string">
            <text:p>ELIZABETH FIGUERA (093719630)</text:p>
          </table:table-cell>
          <table:table-cell/>
        </table:table-row>
        <table:table-row table:style-name="ro6">
          <table:table-cell office:value-type="date" office:date-value="2025-10-22" calcext:value-type="date">
            <text:p>22/10/2025</text:p>
          </table:table-cell>
          <table:table-cell office:value-type="string" calcext:value-type="string">
            <text:p>OLGA RIVERA</text:p>
          </table:table-cell>
          <table:table-cell office:value-type="float" office:value="62429248" calcext:value-type="float">
            <text:p>62429248</text:p>
          </table:table-cell>
          <table:table-cell office:value-type="float" office:value="108330" calcext:value-type="float">
            <text:p>108330</text:p>
          </table:table-cell>
          <table:table-cell table:style-name="ce174" office:value-type="date" office:date-value="2025-10-27" calcext:value-type="date">
            <text:p>27/10/25</text:p>
          </table:table-cell>
          <table:table-cell office:value-type="string" calcext:value-type="string">
            <text:p>olga rivera</text:p>
          </table:table-cell>
          <table:table-cell/>
        </table:table-row>
        <table:table-row table:style-name="ro6">
          <table:table-cell office:value-type="date" office:date-value="2025-10-24" calcext:value-type="date">
            <text:p>24/10/2025</text:p>
          </table:table-cell>
          <table:table-cell office:value-type="string" calcext:value-type="string">
            <text:p>ANA PERNIA</text:p>
          </table:table-cell>
          <table:table-cell office:value-type="float" office:value="62512186" calcext:value-type="float">
            <text:p>62512186</text:p>
          </table:table-cell>
          <table:table-cell table:number-columns-repeated="4"/>
        </table:table-row>
        <table:table-row table:style-name="ro6">
          <table:table-cell office:value-type="date" office:date-value="2025-10-28" calcext:value-type="date">
            <text:p>28/10/2025</text:p>
          </table:table-cell>
          <table:table-cell office:value-type="string" calcext:value-type="string">
            <text:p>JOSE AÑON</text:p>
          </table:table-cell>
          <table:table-cell office:value-type="float" office:value="14153192" calcext:value-type="float">
            <text:p>14153192</text:p>
          </table:table-cell>
          <table:table-cell office:value-type="float" office:value="108331" calcext:value-type="float">
            <text:p>108331</text:p>
          </table:table-cell>
          <table:table-cell table:style-name="ce174" office:value-type="date" office:date-value="2025-10-28" calcext:value-type="date">
            <text:p>28/10/25</text:p>
          </table:table-cell>
          <table:table-cell office:value-type="string" calcext:value-type="string">
            <text:p>JOSE AÑON</text:p>
          </table:table-cell>
          <table:table-cell/>
        </table:table-row>
        <table:table-row table:style-name="ro6">
          <table:table-cell office:value-type="date" office:date-value="2025-10-29" calcext:value-type="date">
            <text:p>29/10/2025</text:p>
          </table:table-cell>
          <table:table-cell office:value-type="string" calcext:value-type="string">
            <text:p>LEONEL ORAZI</text:p>
          </table:table-cell>
          <table:table-cell office:value-type="float" office:value="63062433" calcext:value-type="float">
            <text:p>63062433</text:p>
          </table:table-cell>
          <table:table-cell table:number-columns-repeated="4"/>
        </table:table-row>
        <table:table-row table:style-name="ro6">
          <table:table-cell office:value-type="date" office:date-value="2025-10-29" calcext:value-type="date">
            <text:p>29/10/2025</text:p>
          </table:table-cell>
          <table:table-cell office:value-type="string" calcext:value-type="string">
            <text:p>RUDINEI ROCHA</text:p>
          </table:table-cell>
          <table:table-cell office:value-type="float" office:value="61601005" calcext:value-type="float">
            <text:p>61601005</text:p>
          </table:table-cell>
          <table:table-cell table:number-columns-repeated="4"/>
        </table:table-row>
        <table:table-row table:style-name="ro6">
          <table:table-cell office:value-type="date" office:date-value="2025-10-29" calcext:value-type="date">
            <text:p>29/10/2025</text:p>
          </table:table-cell>
          <table:table-cell office:value-type="string" calcext:value-type="string">
            <text:p>FERNANDO ELGUERA</text:p>
          </table:table-cell>
          <table:table-cell office:value-type="float" office:value="60234079" calcext:value-type="float">
            <text:p>60234079</text:p>
          </table:table-cell>
          <table:table-cell table:number-columns-repeated="4"/>
        </table:table-row>
        <table:table-row table:style-name="ro7">
          <table:table-cell office:value-type="date" office:date-value="2025-10-31" calcext:value-type="date">
            <text:p>31/10/2025</text:p>
          </table:table-cell>
          <table:table-cell office:value-type="string" calcext:value-type="string">
            <text:p>EWEN RIVOAL</text:p>
          </table:table-cell>
          <table:table-cell office:value-type="float" office:value="65745792" calcext:value-type="float">
            <text:p>65745792</text:p>
          </table:table-cell>
          <table:table-cell table:number-columns-repeated="4"/>
        </table:table-row>
        <table:table-row table:style-name="ro2">
          <table:table-cell office:value-type="date" office:date-value="2025-11-03" calcext:value-type="date">
            <text:p>03/11/2025</text:p>
          </table:table-cell>
          <table:table-cell office:value-type="string" calcext:value-type="string">
            <text:p>EMMANUEL MINKANDI</text:p>
          </table:table-cell>
          <table:table-cell office:value-type="float" office:value="65916779" calcext:value-type="float">
            <text:p>65916779</text:p>
          </table:table-cell>
          <table:table-cell table:number-columns-repeated="4"/>
        </table:table-row>
        <table:table-row table:style-name="ro6">
          <table:table-cell office:value-type="date" office:date-value="2025-11-03" calcext:value-type="date">
            <text:p>03/11/2025</text:p>
          </table:table-cell>
          <table:table-cell office:value-type="string" calcext:value-type="string">
            <text:p>MARINA RUBINO </text:p>
          </table:table-cell>
          <table:table-cell office:value-type="float" office:value="58593740" calcext:value-type="float">
            <text:p>58593740</text:p>
          </table:table-cell>
          <table:table-cell table:number-columns-repeated="4"/>
        </table:table-row>
        <table:table-row table:style-name="ro6">
          <table:table-cell office:value-type="date" office:date-value="2025-11-05" calcext:value-type="date">
            <text:p>05/11/2025</text:p>
          </table:table-cell>
          <table:table-cell office:value-type="string" calcext:value-type="string">
            <text:p>ELIZABETH MESA</text:p>
          </table:table-cell>
          <table:table-cell office:value-type="float" office:value="65790402" calcext:value-type="float">
            <text:p>65790402</text:p>
          </table:table-cell>
          <table:table-cell table:number-columns-repeated="4"/>
        </table:table-row>
        <table:table-row table:style-name="ro6">
          <table:table-cell office:value-type="date" office:date-value="2025-11-05" calcext:value-type="date">
            <text:p>05/11/2025</text:p>
          </table:table-cell>
          <table:table-cell office:value-type="string" calcext:value-type="string">
            <text:p>YURIAN ROJAS</text:p>
          </table:table-cell>
          <table:table-cell office:value-type="float" office:value="63238915" calcext:value-type="float">
            <text:p>63238915</text:p>
          </table:table-cell>
          <table:table-cell table:number-columns-repeated="4"/>
        </table:table-row>
        <table:table-row table:style-name="ro6">
          <table:table-cell office:value-type="date" office:date-value="2025-11-05" calcext:value-type="date">
            <text:p>05/11/2025</text:p>
          </table:table-cell>
          <table:table-cell office:value-type="string" calcext:value-type="string">
            <text:p>LUCAS MOYA</text:p>
          </table:table-cell>
          <table:table-cell office:value-type="float" office:value="62108543" calcext:value-type="float">
            <text:p>62108543</text:p>
          </table:table-cell>
          <table:table-cell table:number-columns-repeated="4"/>
        </table:table-row>
        <table:table-row table:style-name="ro6">
          <table:table-cell office:value-type="date" office:date-value="2025-11-05" calcext:value-type="date">
            <text:p>05/11/2025</text:p>
          </table:table-cell>
          <table:table-cell office:value-type="string" calcext:value-type="string">
            <text:p>ADRIAN GRACIA</text:p>
          </table:table-cell>
          <table:table-cell office:value-type="float" office:value="65790399" calcext:value-type="float">
            <text:p>65790399</text:p>
          </table:table-cell>
          <table:table-cell table:number-columns-repeated="4"/>
        </table:table-row>
        <table:table-row table:style-name="ro6" table:number-rows-repeated="1048539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13P0"/>
    </number:currency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date-style style:name="N12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4">
      <number:text-content/>
      <style:map style:condition="value()&lt;=1.7976931348623157E+308" style:apply-style-name="N124P0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P0" style:volatile="true">
      <number:day number:style="long"/>
      <number:text>/</number:text>
      <number:month number:style="long"/>
      <number:text>/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decimal-places="1" number:min-integer-digits="1" number:grouping="true"/>
    </number:number-style>
    <number:number-style style:name="N14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es" number:country="UY">$</number:currency-symbol>
      <number:number number:decimal-places="2" number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12:02:12.879680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14:56:10.288215443</meta:creation-date>
    <dc:date>2025-11-06T12:04:54.901470700</dc:date>
    <meta:editing-duration>P2DT8H47M22S</meta:editing-duration>
    <meta:editing-cycles>528</meta:editing-cycles>
    <meta:generator>LibreOffice/25.8.1.1$Windows_X86_64 LibreOffice_project/54047653041915e595ad4e45cccea684809c77b5</meta:generator>
    <meta:document-statistic meta:table-count="1" meta:cell-count="147" meta:object-count="0"/>
  </office:meta>
</office:document-meta>
</file>